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8A000001AE5CDC320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ff420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20pt" fo:language="es" fo:country="ES" style:font-family-asian="'Arial Unicode MS'" style:font-pitch-asian="variable" style:font-size-asian="20pt" style:font-family-complex="'Arial Unicode MS'" style:font-pitch-complex="variable" style:font-size-complex="20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424cm" svg:height="11.377cm" svg:x="8.381cm" svg:y="3.024cm">
          <draw:image xlink:href="Pictures/100002000000018A000001AE5CDC3203.png" xlink:type="simple" xlink:show="embed" xlink:actuate="onLoad">
            <text:p/>
          </draw:image>
        </draw:frame>
        <draw:custom-shape draw:style-name="gr2" draw:text-style-name="P2" draw:layer="layout" svg:width="2.222cm" svg:height="1.601cm" svg:x="8.381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6cm" svg:height="1.001cm" svg:x="10.202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8cm" svg:height="1.398cm" svg:x="11.203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1.601cm" svg:x="10.202cm" svg:y="1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598cm" svg:height="0.807cm" svg:x="0.202cm" svg:y="9.193cm">
          <text:list text:style-name="L1">
            <text:list-header>
              <text:p text:style-name="P3"><text:span text:style-name="T1">“</text:span><text:span text:style-name="T1">El HTML de los datos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598cm" svg:height="0.807cm" svg:x="0.4cm" svg:y="3.2cm">
          <text:list text:style-name="L1">
            <text:list-header>
              <text:p text:style-name="P3"><text:span text:style-name="T1">“</text:span><text:span text:style-name="T1">Esquema para RDF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598cm" svg:height="0.807cm" svg:x="0.402cm" svg:y="6cm">
          <text:list text:style-name="L1">
            <text:list-header>
              <text:p text:style-name="P3"><text:span text:style-name="T1">Consultas RD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6.402cm" svg:height="0.807cm" svg:x="0.398cm" svg:y="12cm">
          <text:list text:style-name="L1">
            <text:list-header>
              <text:p text:style-name="P3"><text:span text:style-name="T1">Identificar cosas </text:span></text:p>
            </text:list-header>
            <text:list-item>
              <text:p text:style-name="P3"><text:span text:style-name="T1">en internet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4cm" svg:y1="12.807cm" svg:x2="10.202cm" svg:y2="13.6cm">
          <text:p/>
        </draw:line>
        <draw:line draw:style-name="gr5" draw:text-style-name="P1" draw:layer="layout" svg:x1="5cm" svg:y1="6.6cm" svg:x2="8.381cm" svg:y2="9.4cm">
          <text:p/>
        </draw:line>
        <draw:line draw:style-name="gr5" draw:text-style-name="P1" draw:layer="layout" svg:x1="10.6cm" svg:y1="11cm" svg:x2="7.2cm" svg:y2="9.8cm">
          <text:p/>
        </draw:line>
        <draw:line draw:style-name="gr5" draw:text-style-name="P1" draw:layer="layout" svg:x1="11.203cm" svg:y1="8.6cm" svg:x2="5.4cm" svg:y2="4.007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1T17:39:44</meta:creation-date>
    <dc:date>2013-02-11T17:45:44</dc:date>
    <dc:creator>Mikel Aranguren</dc:creator>
    <meta:editing-duration>PT4M11S</meta:editing-duration>
    <meta:editing-cycles>2</meta:editing-cycles>
    <meta:generator>LibreOffice/3.5$Linux_X86_64 LibreOffice_project/350m1$Build-2</meta:generator>
    <meta:document-statistic meta:object-count="36"/>
  </office:meta>
</office:document-meta>
</file>